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NamespaceResolver.getURI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NamespaceResolver.getPrefix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NamespaceResolver.SessionNamespaceResolver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